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21D0463A.png" manifest:media-type="image/png"/>
  <manifest:file-entry manifest:full-path="Pictures/1000079900000DA2000007E75CB934FC.svg" manifest:media-type="image/svg+xml"/>
  <manifest:file-entry manifest:full-path="Pictures/100002010000007100000071FD70D33A.png" manifest:media-type="image/png"/>
  <manifest:file-entry manifest:full-path="Pictures/100023EA00000BB000000BB0282EFC21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8%" draw:contrast="0%" draw:gamma="100%" draw:red="53%" draw:green="24%" draw:blue="73%" fo:clip="rect(0cm, 0cm, 0cm, 0cm)" draw:image-opacity="100%" style:mirror="none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45cm" draw:marker-end-width="0.245cm" draw:fill="bitmap" draw:fill-image-name="Sky" draw:auto-grow-height="false" fo:min-height="0.749cm" fo:min-width="0.499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475cm"/>
    </style:style>
    <style:style style:name="gr1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46cm" fo:min-width="1.448cm" fo:padding-top="0.4cm" fo:padding-bottom="0.3cm" fo:padding-left="0.275cm" fo:padding-right="0.275cm"/>
    </style:style>
    <style:style style:name="gr17" style:family="graphic" style:parent-style-name="objectwithoutfill">
      <style:graphic-properties svg:stroke-width="0.05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stroke="none" draw:fill="none" draw:textarea-vertical-align="middle" fo:padding-top="0.5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cm" svg:stroke-color="#3465a4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39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3.457cm" fo:min-width="1.449cm" fo:padding-top="0.4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808080" draw:marker-start-width="0.35cm" draw:marker-end-width="0.35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textarea-vertical-align="middle" fo:padding-top="0.5cm" draw:shadow="hidden" draw:color-mode="greyscale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gr2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2.458cm" fo:padding-top="0.4cm" fo:padding-bottom="0.2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none" svg:stroke-color="#000000" draw:fill="none" draw:fill-color="#ffffff" fo:min-height="0.495cm"/>
    </style:style>
    <style:style style:name="gr29" style:family="graphic" style:parent-style-name="standard">
      <style:graphic-properties svg:stroke-color="#333333" draw:fill-color="#999999" draw:opacity="50%" draw:textarea-horizontal-align="justify" draw:textarea-vertical-align="middle" draw:auto-grow-height="false" fo:min-height="0.95cm" fo:min-width="0.85cm" draw:shadow-opacity="50%"/>
    </style:style>
    <style:style style:name="gr30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58cm" fo:padding-top="0.4cm" fo:padding-bottom="0.2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523cm"/>
    </style:style>
    <style:style style:name="gr32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47cm" fo:padding-top="0.4cm" fo:padding-bottom="0.2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35cm"/>
    </style:style>
    <style:style style:name="gr34" style:family="graphic" style:parent-style-name="standard" style:list-style-name="L1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6cm" fo:min-width="1.458cm" fo:padding-top="0.4cm" fo:padding-bottom="0.25cm" fo:padding-left="0.275cm" fo:padding-right="0.275cm"/>
    </style:style>
    <style:style style:name="gr35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5cm" fo:min-width="1.447cm" fo:padding-top="0.4cm" fo:padding-bottom="0.25cm" fo:padding-left="0.275cm" fo:padding-right="0.275cm"/>
    </style:style>
    <style:style style:name="gr36" style:family="graphic" style:parent-style-name="objectwithoutfill">
      <style:graphic-properties draw:stroke="solid" svg:stroke-width="0.02cm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333333"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3333" style:font-name="Liberation Sans1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color="#004586" style:font-name="Liberation Sans1"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color="#000000" style:font-name="Liberation Sans1" fo:font-size="12pt" style:font-size-asian="12pt" style:font-size-complex="12pt"/>
    </style:style>
    <style:style style:name="P9" style:family="paragraph">
      <loext:graphic-properties draw:fill="bitmap" draw:fill-image-name="Sky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333333" style:font-name="Liberation Sans1" fo:font-size="4pt" style:font-size-asian="4pt" style:font-size-complex="4pt"/>
    </style:style>
    <style:style style:name="P12" style:family="paragraph">
      <loext:graphic-properties draw:fill="none"/>
      <style:paragraph-properties fo:text-align="center"/>
      <style:text-properties fo:color="#ff0000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ff0000"/>
    </style:style>
    <style:style style:name="P15" style:family="paragraph">
      <style:paragraph-properties fo:line-height="200%" fo:text-align="center"/>
    </style:style>
    <style:style style:name="P16" style:family="paragraph">
      <loext:graphic-properties draw:fill="none"/>
      <style:paragraph-properties fo:line-height="200%" fo:text-align="center"/>
      <style:text-properties fo:color="#004586" style:font-name="Liberation Sans1"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paragraph-properties fo:margin-left="0cm" fo:margin-right="0cm" fo:text-align="center" fo:text-indent="0cm"/>
      <style:text-properties fo:color="#004586" style:font-name="Liberation Sans1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4586"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line-height="200%" fo:text-align="center"/>
      <style:text-properties fo:color="#333333" style:font-name="Liberation Sans1" fo:font-size="12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color="#333333" style:font-name="Liberation Sans1"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/>
      <style:text-properties fo:color="#004586" style:font-name="Liberation Sans1" fo:font-size="10pt" style:font-size-asian="10pt" style:font-size-complex="10pt"/>
    </style:style>
    <style:style style:name="P25" style:family="paragraph">
      <loext:graphic-properties draw:fill-color="#999999" draw:opacity="50%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line-height="100%" fo:text-align="center"/>
    </style:style>
    <style:style style:name="P30" style:family="paragraph">
      <loext:graphic-properties draw:fill="none"/>
      <style:paragraph-properties fo:line-height="100%" fo:text-align="center"/>
      <style:text-properties fo:color="#004586" style:font-name="Liberation Sans1" fo:font-size="8pt" style:font-size-asian="8pt" style:font-size-complex="8pt"/>
    </style:style>
    <style:style style:name="P31" style:family="paragraph">
      <loext:graphic-properties draw:fill="solid" draw:fill-color="#ff3333"/>
      <style:paragraph-properties fo:text-align="center"/>
    </style:style>
    <style:style style:name="T1" style:family="text">
      <style:text-properties fo:color="#333333" style:font-name="Liberation Sans1" fo:font-size="12pt" style:font-size-asian="12pt" style:font-size-complex="12pt"/>
    </style:style>
    <style:style style:name="T2" style:family="text">
      <style:text-properties fo:color="#004586" style:font-name="Liberation Sans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Liberation San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style:font-name="Liberation Sans1" fo:font-size="4pt" style:font-size-asian="4pt" style:font-size-complex="4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004586" style:font-name="Liberation Sans1" fo:font-size="10pt" style:letter-kerning="true" style:font-name-asian="WenQuanYi Zen Hei Sharp" style:font-size-asian="10pt" style:font-name-complex="Lohit Devanagari" style:font-size-complex="10pt"/>
    </style:style>
    <style:style style:name="T9" style:family="text">
      <style:text-properties fo:color="#004586" fo:font-size="10pt" style:font-size-asian="10pt" style:font-size-complex="10pt"/>
    </style:style>
    <style:style style:name="T10" style:family="text">
      <style:text-properties fo:color="#333333" style:font-name="Liberation Sans1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fo:color="#00458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586" style:font-name="Liberation Sans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103cm" draw:transform="skewX (0.000872664625997165) rotate (0.00122173047639603) translate (2.6cm 3.097cm)">
          <text:p text:style-name="P1"><text:span text:style-name="T1">Zdrojový kó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cm" svg:height="1.6cm" svg:x="5.3cm" svg:y="3.5cm">
          <draw:image xlink:href="Pictures/100023EA00000BB000000BB0282EFC21.svg" xlink:type="simple" xlink:show="embed" xlink:actuate="onLoad">
            <text:p text:style-name="P3"><text:span text:style-name="T1">.java</text:span></text:p>
          </draw:image>
          <draw:image xlink:href="Pictures/100002010000007100000071FD70D33A.png" xlink:type="simple" xlink:show="embed" xlink:actuate="onLoad"/>
        </draw:frame>
        <draw:custom-shape draw:style-name="gr3" draw:text-style-name="P5" draw:layer="layout" svg:width="2.5cm" svg:height="1.098cm" draw:transform="skewX (0.000872664625997165) rotate (0.00122173047639603) translate (13.9cm 3.102cm)">
          <text:p text:style-name="P1"><text:span text:style-name="T2">Bajtkó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8cm" svg:height="1.6cm" svg:x="15.5cm" svg:y="3.5cm">
          <draw:image xlink:href="Pictures/100023EA00000BB000000BB0282EFC21.svg" xlink:type="simple" xlink:show="embed" xlink:actuate="onLoad">
            <text:p text:style-name="P3"><text:span text:style-name="T2">.class</text:span></text:p>
          </draw:image>
          <draw:image xlink:href="Pictures/100002010000007100000071FD70D33A.png" xlink:type="simple" xlink:show="embed" xlink:actuate="onLoad"/>
        </draw:frame>
        <draw:frame draw:style-name="gr5" draw:text-style-name="P6" draw:layer="layout" svg:width="4.089cm" svg:height="2.622cm" svg:x="7.9cm" svg:y="2.2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compiler</text:span></text:p>
          </draw:image>
          <draw:image xlink:href="Pictures/10000201000000840000004C21D0463A.png" xlink:type="simple" xlink:show="embed" xlink:actuate="onLoad"/>
        </draw:frame>
        <draw:line draw:style-name="gr6" draw:text-style-name="P7" draw:layer="layout" svg:x1="6cm" svg:y1="3.6cm" svg:x2="8.3cm" svg:y2="3.6cm">
          <text:p/>
        </draw:line>
        <draw:line draw:style-name="gr7" draw:text-style-name="P7" draw:layer="layout" svg:x1="11.3cm" svg:y1="3.6cm" svg:x2="13.9cm" svg:y2="3.6cm">
          <text:p/>
        </draw:line>
        <draw:frame draw:style-name="gr5" draw:text-style-name="P6" draw:layer="layout" svg:width="4.089cm" svg:height="2.622cm" svg:x="5.1cm" svg:y="6.9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interpreter</text:span></text:p>
          </draw:image>
          <draw:image xlink:href="Pictures/10000201000000840000004C21D0463A.png" xlink:type="simple" xlink:show="embed" xlink:actuate="onLoad"/>
        </draw:frame>
        <draw:frame draw:style-name="gr5" draw:text-style-name="P6" draw:layer="layout" svg:width="4.089cm" svg:height="2.622cm" svg:x="9.5cm" svg:y="6.8cm">
          <draw:image xlink:href="Pictures/1000079900000DA2000007E75CB934FC.svg" xlink:type="simple" xlink:show="embed" xlink:actuate="onLoad">
            <text:p text:style-name="P1"><text:span text:style-name="T3"><text:s text:c="11"/></text:span></text:p>
            <text:p text:style-name="P1"><text:span text:style-name="T3"><text:s text:c="10"/></text:span><text:span text:style-name="T3">JIT</text:span><text:span text:style-name="T3"><text:line-break/></text:span><text:span text:style-name="T3"> <text:s text:c="5"/>compiler</text:span></text:p>
          </draw:image>
          <draw:image xlink:href="Pictures/10000201000000840000004C21D0463A.png" xlink:type="simple" xlink:show="embed" xlink:actuate="onLoad"/>
        </draw:frame>
        <draw:custom-shape draw:style-name="gr8" draw:text-style-name="P8" draw:layer="layout" svg:width="3.4cm" svg:height="0.798cm" draw:transform="skewX (0.00122173047639603) rotate (0.00122173047639603) translate (9.9cm 9.902cm)">
          <text:p text:style-name="P1"><text:span text:style-name="T4">Strojový kó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1.1cm" svg:height="5.781cm" svg:x="3.9cm" svg:y="5.819cm">
          <text:p text:style-name="P3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0" draw:layer="layout" svg:width="7.6cm" svg:height="0.7cm" svg:x="5.7cm" svg:y="5.8cm">
          <text:p text:style-name="P3"><text:span text:style-name="T5">Java Virtual Machin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cm" svg:y1="4.2cm" svg:x2="10cm" svg:y2="5.8cm">
          <text:p/>
        </draw:line>
        <draw:line draw:style-name="gr7" draw:text-style-name="P7" draw:layer="layout" svg:x1="11.4cm" svg:y1="9.1cm" svg:x2="11.4cm" svg:y2="9.9cm">
          <text:p/>
        </draw:line>
        <draw:custom-shape draw:style-name="gr1" draw:text-style-name="P4" draw:layer="layout" svg:width="7.2cm" svg:height="0.805cm" draw:transform="skewX (0.00122173047639603) rotate (0.00122173047639603) translate (5.8cm 12.609cm)">
          <text:p text:style-name="P3"><text:span text:style-name="T1">Operačný systé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1cm" svg:y1="9.2cm" svg:x2="7.1cm" svg:y2="12.6cm">
          <text:p/>
        </draw:line>
        <draw:line draw:style-name="gr11" draw:text-style-name="P7" draw:layer="layout" svg:x1="11.4cm" svg:y1="10.7cm" svg:x2="11.4cm" svg:y2="12.6cm">
          <text:p/>
        </draw:line>
        <draw:frame draw:style-name="gr12" draw:text-style-name="P11" draw:layer="layout" svg:width="1.1cm" svg:height="1.2cm" svg:x="12.7cm" svg:y="9.9cm">
          <draw:image xlink:href="Pictures/100023EA00000BB000000BB0282EFC21.svg" xlink:type="simple" xlink:show="embed" xlink:actuate="onLoad">
            <text:p text:style-name="P3"><text:span text:style-name="T6"/></text:p>
            <text:p text:style-name="P3"><text:span text:style-name="T6"/></text:p>
            <text:p text:style-name="P1"><text:span text:style-name="T6">01010</text:span><text:span text:style-name="T6"><text:line-break/></text:span><text:span text:style-name="T6">11111001</text:span><text:span text:style-name="T6"><text:line-break/></text:span><text:span text:style-name="T6">00011111</text:span><text:span text:style-name="T6"><text:line-break/></text:span><text:span text:style-name="T6">11100010</text:span></text:p>
          </draw:image>
          <draw:image xlink:href="Pictures/100002010000007100000071FD70D33A.png" xlink:type="simple" xlink:show="embed" xlink:actuate="onLoad"/>
        </draw:frame>
        <draw:custom-shape draw:style-name="gr13" draw:text-style-name="P12" draw:layer="layout" svg:width="0.6cm" svg:height="0.6cm" svg:x="6.6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cm" svg:height="0.6cm" svg:x="12.2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0.6cm" svg:x="13.4cm" svg:y="5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0.7cm" svg:height="0.725cm" svg:x="12.1cm" svg:y="4.4cm">
          <draw:text-box>
            <text:p text:style-name="P3"><text:span text:style-name="T7">2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17.023cm)"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18cm" svg:x2="12cm" svg:y2="18cm">
          <text:p/>
        </draw:line>
        <draw:line draw:style-name="gr17" draw:text-style-name="P7" draw:layer="layout" svg:x1="9.998cm" svg:y1="19.033cm" svg:x2="12cm" svg:y2="19cm">
          <text:p/>
        </draw:line>
        <draw:line draw:style-name="gr17" draw:text-style-name="P7" draw:layer="layout" svg:x1="10cm" svg:y1="20cm" svg:x2="12cm" svg:y2="20cm">
          <text:p/>
        </draw:line>
        <draw:frame draw:style-name="gr18" draw:text-style-name="P18" draw:layer="layout" svg:width="3.2cm" svg:height="1.6cm" svg:x="9.4cm" svg:y="15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polyline draw:style-name="gr19" draw:text-style-name="P7" draw:layer="layout" svg:width="2.617cm" svg:height="1.843cm" draw:transform="rotate (-0.397586003604309) translate (8.14991901700193cm 18.243007975799cm)" svg:viewBox="0 0 2618 1844" draw:points="0,387 922,0 1696,1844 2618,1457">
          <text:p/>
        </draw:polyline>
        <draw:frame draw:style-name="gr20" draw:text-style-name="P19" draw:layer="layout" svg:width="1.7cm" svg:height="0.645cm" svg:x="8.4cm" svg:y="17.8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15cm">
          <draw:text-box>
            <text:p><text:span text:style-name="T3">0: iload_1</text:span></text:p>
          </draw:text-box>
        </draw:frame>
        <draw:polyline draw:style-name="gr19" draw:text-style-name="P7" draw:layer="layout" svg:width="1.843cm" svg:height="0.773cm" draw:transform="rotate (-0.397586003604309) translate (8.29983803400385cm 25.8860159515981cm)" svg:viewBox="0 0 1844 774" draw:points="0,774 1014,348 1014,348 1844,0">
          <text:p/>
        </draw:polyline>
        <draw:frame draw:style-name="gr20" draw:text-style-name="P19" draw:layer="layout" svg:width="1.7cm" svg:height="0.645cm" svg:x="8.3cm" svg:y="25.9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21.975cm">
          <draw:text-box>
            <text:p><text:span text:style-name="T3">1: iload_2</text:span></text:p>
          </draw:text-box>
        </draw:frame>
        <draw:custom-shape draw:style-name="gr22" draw:text-style-name="P21" draw:layer="layout" svg:width="1.999cm" svg:height="4.007cm" draw:transform="skewX (0.000698131700797732) rotate (0.00122173047639603) translate (5.999cm 24.018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27cm" svg:x2="8cm" svg:y2="27cm">
          <text:p/>
        </draw:line>
        <draw:frame draw:style-name="gr24" draw:text-style-name="P22" draw:layer="layout" svg:width="3.2cm" svg:height="1.6cm" svg:x="5.4cm" svg:y="22.6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24.9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25.9cm">
          <draw:text-box>
            <text:p><text:span text:style-name="T11">[intTwo]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24.023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25cm" svg:x2="12cm" svg:y2="25cm">
          <text:p/>
        </draw:line>
        <draw:line draw:style-name="gr17" draw:text-style-name="P7" draw:layer="layout" svg:x1="9.998cm" svg:y1="26.033cm" svg:x2="12cm" svg:y2="26cm">
          <text:p/>
        </draw:line>
        <draw:line draw:style-name="gr17" draw:text-style-name="P7" draw:layer="layout" svg:x1="10cm" svg:y1="27cm" svg:x2="12cm" svg:y2="27cm">
          <text:p/>
        </draw:line>
        <draw:frame draw:style-name="gr18" draw:text-style-name="P18" draw:layer="layout" svg:width="3.2cm" svg:height="1.6cm" svg:x="9.4cm" svg:y="22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23" draw:text-style-name="P21" draw:layer="layout" svg:x1="6cm" svg:y1="26cm" svg:x2="8cm" svg:y2="26cm">
          <text:p/>
        </draw:line>
        <draw:line draw:style-name="gr23" draw:text-style-name="P21" draw:layer="layout" svg:x1="6cm" svg:y1="25cm" svg:x2="8cm" svg:y2="25cm">
          <text:p/>
        </draw:line>
        <draw:custom-shape draw:style-name="gr22" draw:text-style-name="P21" draw:layer="layout" svg:width="1.999cm" svg:height="4.007cm" draw:transform="skewX (0.000698131700797732) rotate (0.00122173047639603) translate (5.999cm 16.993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19.975cm" svg:x2="8cm" svg:y2="19.975cm">
          <text:p/>
        </draw:line>
        <draw:frame draw:style-name="gr24" draw:text-style-name="P22" draw:layer="layout" svg:width="3.2cm" svg:height="1.6cm" svg:x="5.4cm" svg:y="15.575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17.875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18.875cm">
          <draw:text-box>
            <text:p><text:span text:style-name="T11">[intTwo]</text:span></text:p>
          </draw:text-box>
        </draw:frame>
        <draw:line draw:style-name="gr23" draw:text-style-name="P21" draw:layer="layout" svg:x1="6cm" svg:y1="18.975cm" svg:x2="8cm" svg:y2="18.975cm">
          <text:p/>
        </draw:line>
        <draw:line draw:style-name="gr23" draw:text-style-name="P21" draw:layer="layout" svg:x1="6cm" svg:y1="17.975cm" svg:x2="8cm" svg:y2="17.975cm">
          <text:p/>
        </draw:line>
      </draw:page>
      <draw:page draw:name="page2" draw:style-name="dp1" draw:master-page-name="Default">
        <draw:custom-shape draw:style-name="gr26" draw:text-style-name="P16" draw:layer="layout" svg:width="3.008cm" svg:height="4.014cm" draw:transform="skewX (0.0010471975511966) rotate (0.00122173047639603) translate (9.6cm 4.086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9.598cm" svg:y1="5.1cm" svg:x2="12.598cm" svg:y2="5.1cm">
          <text:p/>
        </draw:line>
        <draw:line draw:style-name="gr17" draw:text-style-name="P7" draw:layer="layout" svg:x1="9.598cm" svg:y1="6.1cm" svg:x2="12.598cm" svg:y2="6.1cm">
          <text:p/>
        </draw:line>
        <draw:line draw:style-name="gr17" draw:text-style-name="P7" draw:layer="layout" svg:x1="9.598cm" svg:y1="7.1cm" svg:x2="12.598cm" svg:y2="7.1cm">
          <text:p/>
        </draw:line>
        <draw:frame draw:style-name="gr27" draw:text-style-name="P20" draw:layer="layout" svg:width="3.5cm" svg:height="1.673cm" svg:x="5.9cm" svg:y="2.375cm">
          <draw:text-box>
            <text:p><text:span text:style-name="T3">2: if_icmple 7</text:span></text:p>
          </draw:text-box>
        </draw:frame>
        <draw:frame draw:style-name="gr18" draw:text-style-name="P24" draw:layer="layout" svg:width="5.1cm" svg:height="1.3cm" svg:x="8.498cm" svg:y="2.975cm">
          <draw:image xlink:href="Pictures/100023EA00000BB000000BB0282EFC21.svg" xlink:type="simple" xlink:show="embed" xlink:actuate="onLoad">
            <text:p text:style-name="P17"><text:span text:style-name="T8">Zásobník operandov</text:span></text:p>
          </draw:image>
          <draw:image xlink:href="Pictures/100002010000007100000071FD70D33A.png" xlink:type="simple" xlink:show="embed" xlink:actuate="onLoad"/>
        </draw:frame>
        <draw:frame draw:style-name="gr28" draw:text-style-name="P19" draw:layer="layout" svg:width="1.7cm" svg:height="0.745cm" svg:x="12.6cm" svg:y="6.055cm">
          <draw:text-box>
            <text:p><text:span text:style-name="T9">pop</text:span></text:p>
          </draw:text-box>
        </draw:frame>
        <draw:line draw:style-name="gr7" draw:text-style-name="P7" draw:layer="layout" svg:x1="12.6cm" svg:y1="6.7cm" svg:x2="14.2cm" svg:y2="6.7cm">
          <text:p/>
        </draw:line>
        <draw:frame draw:style-name="gr28" draw:text-style-name="P19" draw:layer="layout" svg:width="1.7cm" svg:height="0.745cm" svg:x="12.6cm" svg:y="7.1cm">
          <draw:text-box>
            <text:p><text:span text:style-name="T9">pop</text:span></text:p>
          </draw:text-box>
        </draw:frame>
        <draw:line draw:style-name="gr7" draw:text-style-name="P7" draw:layer="layout" svg:x1="12.6cm" svg:y1="7.745cm" svg:x2="14.2cm" svg:y2="7.745cm">
          <text:p/>
        </draw:line>
        <draw:custom-shape draw:style-name="gr29" draw:text-style-name="P25" draw:layer="layout" svg:width="2.7cm" svg:height="2.4cm" svg:x="5.5cm" svg:y="4.4cm">
          <text:p text:style-name="P3"><text:span text:style-name="T5">if</text:span></text:p>
          <text:p text:style-name="P3"><text:span text:style-name="T5">20 &lt; 10</text:span></text:p>
          <text:p text:style-name="P3"><text:span text:style-name="T5">goto 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008cm" svg:height="4.014cm" draw:transform="skewX (0.0010471975511966) rotate (0.00122173047639603) translate (7cm 11.985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13cm" svg:x2="8.998cm" svg:y2="13cm">
          <text:p/>
        </draw:line>
        <draw:line draw:style-name="gr17" draw:text-style-name="P7" draw:layer="layout" svg:x1="7cm" svg:y1="14cm" svg:x2="8.998cm" svg:y2="14cm">
          <text:p/>
        </draw:line>
        <draw:line draw:style-name="gr17" draw:text-style-name="P7" draw:layer="layout" svg:x1="7cm" svg:y1="15cm" svg:x2="8.998cm" svg:y2="15cm">
          <text:p/>
        </draw:line>
        <draw:frame draw:style-name="gr31" draw:text-style-name="P20" draw:layer="layout" svg:width="3.5cm" svg:height="1.773cm" svg:x="6.7cm" svg:y="10cm">
          <draw:text-box>
            <text:p><text:span text:style-name="T3">5: iconst_0</text:span></text:p>
          </draw:text-box>
        </draw:frame>
        <draw:frame draw:style-name="gr28" draw:text-style-name="P19" draw:layer="layout" svg:width="1.7cm" svg:height="0.745cm" svg:x="5.4cm" svg:y="15cm">
          <draw:text-box>
            <text:p><text:span text:style-name="T9">push</text:span></text:p>
          </draw:text-box>
        </draw:frame>
        <draw:line draw:style-name="gr7" draw:text-style-name="P7" draw:layer="layout" svg:x1="5.4cm" svg:y1="15.645cm" svg:x2="7cm" svg:y2="15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1.986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13cm" svg:x2="13cm" svg:y2="13cm">
          <text:p/>
        </draw:line>
        <draw:line draw:style-name="gr17" draw:text-style-name="P7" draw:layer="layout" svg:x1="11cm" svg:y1="14cm" svg:x2="13cm" svg:y2="14cm">
          <text:p/>
        </draw:line>
        <draw:line draw:style-name="gr17" draw:text-style-name="P7" draw:layer="layout" svg:x1="11cm" svg:y1="15cm" svg:x2="13cm" svg:y2="15cm">
          <text:p/>
        </draw:line>
        <draw:frame draw:style-name="gr27" draw:text-style-name="P20" draw:layer="layout" svg:width="3.5cm" svg:height="1.673cm" svg:x="10.8cm" svg:y="9.927cm">
          <draw:text-box>
            <text:p><text:span text:style-name="T3">6: ireturn</text:span></text:p>
          </draw:text-box>
        </draw:frame>
        <draw:frame draw:style-name="gr28" draw:text-style-name="P19" draw:layer="layout" svg:width="1.7cm" svg:height="0.745cm" svg:x="13cm" svg:y="15cm">
          <draw:text-box>
            <text:p><text:span text:style-name="T9">pop</text:span></text:p>
          </draw:text-box>
        </draw:frame>
        <draw:line draw:style-name="gr7" draw:text-style-name="P7" draw:layer="layout" svg:x1="13cm" svg:y1="15.655cm" svg:x2="14.6cm" svg:y2="15.655cm">
          <text:p/>
        </draw:line>
        <draw:frame draw:style-name="gr33" draw:text-style-name="P20" draw:layer="layout" svg:width="3.5cm" svg:height="1.6cm" svg:x="6.7cm" svg:y="17cm">
          <draw:text-box>
            <text:p><text:span text:style-name="T3">7: iconst_1</text:span></text:p>
          </draw:text-box>
        </draw:frame>
        <draw:frame draw:style-name="gr27" draw:text-style-name="P20" draw:layer="layout" svg:width="3.5cm" svg:height="1.673cm" svg:x="10.8cm" svg:y="17cm">
          <draw:text-box>
            <text:p><text:span text:style-name="T3">8: ireturn</text:span></text:p>
          </draw:text-box>
        </draw:frame>
        <draw:frame draw:style-name="gr18" draw:text-style-name="P18" draw:layer="layout" svg:width="3.2cm" svg:height="1.6cm" svg:x="6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custom-shape draw:style-name="gr30" draw:text-style-name="P16" draw:layer="layout" svg:width="2.008cm" svg:height="4.014cm" draw:transform="skewX (0.0010471975511966) rotate (0.00122173047639603) translate (7cm 18.985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20cm" svg:x2="8.998cm" svg:y2="20cm">
          <text:p/>
        </draw:line>
        <draw:line draw:style-name="gr17" draw:text-style-name="P7" draw:layer="layout" svg:x1="7cm" svg:y1="21cm" svg:x2="8.998cm" svg:y2="21cm">
          <text:p/>
        </draw:line>
        <draw:line draw:style-name="gr17" draw:text-style-name="P7" draw:layer="layout" svg:x1="7cm" svg:y1="22cm" svg:x2="8.998cm" svg:y2="22cm">
          <text:p/>
        </draw:line>
        <draw:frame draw:style-name="gr28" draw:text-style-name="P19" draw:layer="layout" svg:width="1.7cm" svg:height="0.745cm" svg:x="5.4cm" svg:y="22cm">
          <draw:text-box>
            <text:p><text:span text:style-name="T9">push</text:span></text:p>
          </draw:text-box>
        </draw:frame>
        <draw:line draw:style-name="gr7" draw:text-style-name="P7" draw:layer="layout" svg:x1="5.4cm" svg:y1="22.645cm" svg:x2="7cm" svg:y2="22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8.986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20cm" svg:x2="13cm" svg:y2="20cm">
          <text:p/>
        </draw:line>
        <draw:line draw:style-name="gr17" draw:text-style-name="P7" draw:layer="layout" svg:x1="11cm" svg:y1="21cm" svg:x2="13cm" svg:y2="21cm">
          <text:p/>
        </draw:line>
        <draw:line draw:style-name="gr17" draw:text-style-name="P7" draw:layer="layout" svg:x1="11cm" svg:y1="22cm" svg:x2="13cm" svg:y2="22cm">
          <text:p/>
        </draw:line>
        <draw:frame draw:style-name="gr28" draw:text-style-name="P19" draw:layer="layout" svg:width="1.7cm" svg:height="0.745cm" svg:x="13cm" svg:y="22cm">
          <draw:text-box>
            <text:p><text:span text:style-name="T9">pop</text:span></text:p>
          </draw:text-box>
        </draw:frame>
        <draw:line draw:style-name="gr7" draw:text-style-name="P7" draw:layer="layout" svg:x1="13cm" svg:y1="22.655cm" svg:x2="14.6cm" svg:y2="22.655cm">
          <text:p/>
        </draw:line>
        <draw:frame draw:style-name="gr18" draw:text-style-name="P18" draw:layer="layout" svg:width="3.2cm" svg:height="1.6cm" svg:x="6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</draw:page>
      <draw:page draw:name="page3" draw:style-name="dp1" draw:master-page-name="Default">
        <draw:frame draw:style-name="gr27" draw:text-style-name="P26" draw:layer="layout" svg:width="3.8cm" svg:height="1.673cm" svg:x="6.6cm" svg:y="1.9cm">
          <draw:text-box>
            <text:p text:style-name="P1"><text:span text:style-name="T5">new #</text:span></text:p>
            <text:p text:style-name="P1"><text:span text:style-name="T5">dup</text:span></text:p>
            <text:p text:style-name="P1"><text:span text:style-name="T5">invokevirtual #</text:span></text:p>
          </draw:text-box>
        </draw:frame>
        <draw:frame draw:style-name="gr27" draw:text-style-name="P20" draw:layer="layout" svg:width="3.5cm" svg:height="1.673cm" svg:x="10.9cm" svg:y="2.6cm">
          <draw:text-box>
            <text:p><text:span text:style-name="T3">athrow</text:span></text:p>
          </draw:text-box>
        </draw:frame>
        <draw:custom-shape draw:style-name="gr34" draw:text-style-name="P28" draw:layer="layout" svg:width="2.008cm" svg:height="3.016cm" draw:transform="skewX (0.0010471975511966) rotate (0.00122173047639603) translate (6.9cm 4.585cm)">
          <text:p text:style-name="P27"><text:span text:style-name="T12">Exception</text:span></text:p>
          <text:p text:style-name="P27"><text:span text:style-name="T12">object ref.</text:span></text:p>
          <text:p text:style-name="P27"><text:span text:style-name="T12"/></text:p>
          <text:p text:style-name="P15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6.9cm" svg:y1="5.6cm" svg:x2="8.898cm" svg:y2="5.6cm">
          <text:p/>
        </draw:line>
        <draw:line draw:style-name="gr17" draw:text-style-name="P7" draw:layer="layout" svg:x1="6.9cm" svg:y1="6.6cm" svg:x2="8.898cm" svg:y2="6.6cm">
          <text:p/>
        </draw:line>
        <draw:line draw:style-name="gr17" draw:text-style-name="P7" draw:layer="layout" svg:x1="6.9cm" svg:y1="7.6cm" svg:x2="8.898cm" svg:y2="7.6cm">
          <text:p/>
        </draw:line>
        <draw:frame draw:style-name="gr28" draw:text-style-name="P19" draw:layer="layout" svg:width="1.7cm" svg:height="0.745cm" svg:x="5.2cm" svg:y="5.755cm">
          <draw:text-box>
            <text:p><text:span text:style-name="T9">push</text:span></text:p>
          </draw:text-box>
        </draw:frame>
        <draw:line draw:style-name="gr7" draw:text-style-name="P7" draw:layer="layout" svg:x1="5.3cm" svg:y1="6.31cm" svg:x2="6.9cm" svg:y2="6.31cm">
          <text:p/>
        </draw:line>
        <draw:custom-shape draw:style-name="gr35" draw:text-style-name="P30" draw:layer="layout" svg:width="1.997cm" svg:height="3.015cm" draw:transform="skewX (0.0010471975511966) rotate (0.00122173047639603) translate (10.902cm 4.586cm)">
          <text:p text:style-name="P29"><text:span text:style-name="T13"/></text:p>
          <text:p text:style-name="P29"><text:span text:style-name="T13">Exception</text:span><text:span text:style-name="T13"><text:line-break/></text:span><text:span text:style-name="T13">object ref.</text:span></text:p>
          <text:p text:style-name="P29"><text:span text:style-name="T13"/></text:p>
          <text:p text:style-name="P29"><text:span text:style-name="T13"/></text:p>
          <text:p text:style-name="P29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.9cm" svg:y1="5.6cm" svg:x2="12.9cm" svg:y2="5.6cm">
          <text:p/>
        </draw:line>
        <draw:line draw:style-name="gr17" draw:text-style-name="P7" draw:layer="layout" svg:x1="10.9cm" svg:y1="6.6cm" svg:x2="12.9cm" svg:y2="6.6cm">
          <text:p/>
        </draw:line>
        <draw:line draw:style-name="gr17" draw:text-style-name="P7" draw:layer="layout" svg:x1="10.9cm" svg:y1="6.6cm" svg:x2="12.9cm" svg:y2="6.6cm">
          <text:p/>
        </draw:line>
        <draw:frame draw:style-name="gr28" draw:text-style-name="P19" draw:layer="layout" svg:width="1.7cm" svg:height="0.745cm" svg:x="12.9cm" svg:y="5.8cm">
          <draw:text-box>
            <text:p><text:span text:style-name="T9">pop</text:span></text:p>
          </draw:text-box>
        </draw:frame>
        <draw:line draw:style-name="gr7" draw:text-style-name="P7" draw:layer="layout" svg:x1="12.9cm" svg:y1="6.345cm" svg:x2="14.5cm" svg:y2="6.345cm">
          <text:p/>
        </draw:line>
        <draw:frame draw:style-name="gr18" draw:text-style-name="P18" draw:layer="layout" svg:width="3.2cm" svg:height="1.6cm" svg:x="6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36" draw:text-style-name="P31" draw:layer="layout" svg:x1="10.9cm" svg:y1="7.6cm" svg:x2="12.9cm" svg:y2="6.6cm">
          <text:p/>
        </draw:line>
        <draw:line draw:style-name="gr36" draw:text-style-name="P31" draw:layer="layout" svg:x1="10.9cm" svg:y1="6.6cm" svg:x2="12.9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o Majdis</meta:initial-creator>
    <meta:creation-date>2015-01-16T17:21:06.922751439</meta:creation-date>
    <dc:date>2015-04-27T20:57:19.262670650</dc:date>
    <dc:creator>Mato Majdis</dc:creator>
    <meta:editing-duration>PT6H25M14S</meta:editing-duration>
    <meta:editing-cycles>8</meta:editing-cycles>
    <meta:generator>LibreOffice/4.4.0.3$Linux_X86_64 LibreOffice_project/de093506bcdc5fafd9023ee680b8c60e3e0645d7</meta:generator>
    <meta:document-statistic meta:object-count="113"/>
  </office:meta>
</office:document-meta>
</file>